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387.95mm" svg:height="220.99mm" svg:x="68.56mm" svg:y="1.06mm">
            <loext:p draw:notify-on-update-of-ranges="Planilha1.C2:Planilha1.C10 Planilha1.A1:Planilha1.A1 Planilha1.A2:Planilha1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9.45" calcext:value-type="float">
            <text:p>99,45</text:p>
          </table:table-cell>
          <table:table-cell office:value-type="float" office:value="52.65" calcext:value-type="float">
            <text:p>52,65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9.38" calcext:value-type="float">
            <text:p>99,38</text:p>
          </table:table-cell>
          <table:table-cell office:value-type="float" office:value="51.65" calcext:value-type="float">
            <text:p>51,65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9.48" calcext:value-type="float">
            <text:p>99,48</text:p>
          </table:table-cell>
          <table:table-cell office:value-type="float" office:value="53.55" calcext:value-type="float">
            <text:p>53,55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43" calcext:value-type="float">
            <text:p>99,43</text:p>
          </table:table-cell>
          <table:table-cell office:value-type="float" office:value="49.39" calcext:value-type="float">
            <text:p>49,39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53.24" calcext:value-type="float">
            <text:p>53,24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46" calcext:value-type="float">
            <text:p>99,46</text:p>
          </table:table-cell>
          <table:table-cell office:value-type="float" office:value="59.93" calcext:value-type="float">
            <text:p>59,93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29" calcext:value-type="float">
            <text:p>99,29</text:p>
          </table:table-cell>
          <table:table-cell office:value-type="float" office:value="43.5" calcext:value-type="float">
            <text:p>43,5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47.09" calcext:value-type="float">
            <text:p>47,09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8" calcext:value-type="float">
            <text:p>99,68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28:46.023541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57:51.631254533</meta:creation-date>
    <dc:date>2018-01-02T21:29:48.867093702</dc:date>
    <meta:editing-duration>PT4M55S</meta:editing-duration>
    <meta:editing-cycles>3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96cm" svg:height="22.1cm" xlink:href=".." xlink:type="simple" chart:class="chart:line" chart:style-name="ch1">
        <chart:legend chart:legend-position="end" svg:x="36.103cm" svg:y="10.751cm" style:legend-expansion="high" chart:style-name="ch2"/>
        <chart:plot-area chart:style-name="ch3" table:cell-range-address="Planilha1.C2:Planilha1.C10 Planilha1.A1:Planilha1.A10" chart:data-source-has-labels="both" svg:x="0.775cm" svg:y="0.442cm" svg:width="34.553cm" svg:height="21.216cm">
          <chartooo:coordinate-region svg:x="1.687cm" svg:y="0.641cm" svg:width="32.965cm" svg:height="20.37cm"/>
          <chart:axis chart:dimension="x" chart:name="primary-x" chart:style-name="ch4" chartooo:axis-type="auto">
            <chartooo:date-scale/>
            <chart:categories table:cell-range-address="Planilha1.C2:Planilha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A2:Planilha1.A10" chart:label-cell-address="Planilha1.A1:Planilha1.A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  <draw:g>
                  <svg:desc>Planilha1.C2:Planilha1.C10</svg:desc>
                </draw:g>
              </table:table-cell>
              <table:table-cell office:value-type="float" office:value="99.45">
                <text:p>99.45</text:p>
                <draw:g>
                  <svg:desc>Planilha1.A2:Planilha1.A10</svg:desc>
                </draw:g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29">
                <text:p>99.29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8">
                <text:p>99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